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lter Sta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Pivots</text:p>
          </table:table-cell>
          <table:table-cell office:value-type="string">
            <text:p><text:s/>Cluster Level</text:p>
          </table:table-cell>
          <table:table-cell office:value-type="string">
            <text:p><text:s/>Max Leaf Objects</text:p>
          </table:table-cell>
          <table:table-cell office:value-type="string">
            <text:p><text:s/>Created Clusters</text:p>
          </table:table-cell>
          <table:table-cell office:value-type="string">
            <text:p><text:s/>Range Pivot Distance Filter</text:p>
          </table:table-cell>
          <table:table-cell office:value-type="string">
            <text:p><text:s/>Object Filter</text:p>
          </table:table-cell>
          <table:table-cell office:value-type="string">
            <text:p><text:s/>Pivot Filter</text:p>
          </table:table-cell>
          <table:table-cell office:value-type="string">
            <text:p><text:s/>Double-Pivot Distance Filt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3029083">
            <text:p>3029083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3029083">
            <text:p>3029083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3029083">
            <text:p>3029083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3029083">
            <text:p>3029083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3029083">
            <text:p>3029083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3029083">
            <text:p>3029083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3029083">
            <text:p>3029083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18">
            <text:p>318</text:p>
          </table:table-cell>
          <table:table-cell office:value-type="float" office:value="898">
            <text:p>898</text:p>
          </table:table-cell>
          <table:table-cell office:value-type="float" office:value="2851464">
            <text:p>2851464</text:p>
          </table:table-cell>
          <table:table-cell office:value-type="float" office:value="2275916">
            <text:p>2275916</text:p>
          </table:table-cell>
          <table:table-cell office:value-type="float" office:value="2684">
            <text:p>26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04">
            <text:p>304</text:p>
          </table:table-cell>
          <table:table-cell office:value-type="float" office:value="823">
            <text:p>823</text:p>
          </table:table-cell>
          <table:table-cell office:value-type="float" office:value="2851548">
            <text:p>2851548</text:p>
          </table:table-cell>
          <table:table-cell office:value-type="float" office:value="2276000">
            <text:p>2276000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729">
            <text:p>729</text:p>
          </table:table-cell>
          <table:table-cell office:value-type="float" office:value="2854651">
            <text:p>2854651</text:p>
          </table:table-cell>
          <table:table-cell office:value-type="float" office:value="2278856">
            <text:p>2278856</text:p>
          </table:table-cell>
          <table:table-cell office:value-type="float" office:value="2484">
            <text:p>24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68">
            <text:p>268</text:p>
          </table:table-cell>
          <table:table-cell office:value-type="float" office:value="672">
            <text:p>672</text:p>
          </table:table-cell>
          <table:table-cell office:value-type="float" office:value="2860933">
            <text:p>2860933</text:p>
          </table:table-cell>
          <table:table-cell office:value-type="float" office:value="2284356">
            <text:p>2284356</text:p>
          </table:table-cell>
          <table:table-cell office:value-type="float" office:value="2437">
            <text:p>24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596">
            <text:p>596</text:p>
          </table:table-cell>
          <table:table-cell office:value-type="float" office:value="2874798">
            <text:p>2874798</text:p>
          </table:table-cell>
          <table:table-cell office:value-type="float" office:value="2296771">
            <text:p>2296771</text:p>
          </table:table-cell>
          <table:table-cell office:value-type="float" office:value="2331">
            <text:p>23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240">
            <text:p>240</text:p>
          </table:table-cell>
          <table:table-cell office:value-type="float" office:value="574">
            <text:p>574</text:p>
          </table:table-cell>
          <table:table-cell office:value-type="float" office:value="2876233">
            <text:p>2876233</text:p>
          </table:table-cell>
          <table:table-cell office:value-type="float" office:value="2298206">
            <text:p>2298206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28">
            <text:p>228</text:p>
          </table:table-cell>
          <table:table-cell office:value-type="float" office:value="531">
            <text:p>531</text:p>
          </table:table-cell>
          <table:table-cell office:value-type="float" office:value="2878853">
            <text:p>2878853</text:p>
          </table:table-cell>
          <table:table-cell office:value-type="float" office:value="2300826">
            <text:p>2300826</text:p>
          </table:table-cell>
          <table:table-cell office:value-type="float" office:value="2174">
            <text:p>21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52">
            <text:p>952</text:p>
          </table:table-cell>
          <table:table-cell office:value-type="float" office:value="3505">
            <text:p>3505</text:p>
          </table:table-cell>
          <table:table-cell office:value-type="float" office:value="2740810">
            <text:p>2740810</text:p>
          </table:table-cell>
          <table:table-cell office:value-type="float" office:value="2164920">
            <text:p>2164920</text:p>
          </table:table-cell>
          <table:table-cell office:value-type="float" office:value="5066">
            <text:p>50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63">
            <text:p>863</text:p>
          </table:table-cell>
          <table:table-cell office:value-type="float" office:value="3017">
            <text:p>3017</text:p>
          </table:table-cell>
          <table:table-cell office:value-type="float" office:value="2764485">
            <text:p>2764485</text:p>
          </table:table-cell>
          <table:table-cell office:value-type="float" office:value="2186601">
            <text:p>2186601</text:p>
          </table:table-cell>
          <table:table-cell office:value-type="float" office:value="4746">
            <text:p>47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740">
            <text:p>740</text:p>
          </table:table-cell>
          <table:table-cell office:value-type="float" office:value="2320">
            <text:p>2320</text:p>
          </table:table-cell>
          <table:table-cell office:value-type="float" office:value="2864512">
            <text:p>2864512</text:p>
          </table:table-cell>
          <table:table-cell office:value-type="float" office:value="2271635">
            <text:p>2271635</text:p>
          </table:table-cell>
          <table:table-cell office:value-type="float" office:value="4296">
            <text:p>42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623">
            <text:p>623</text:p>
          </table:table-cell>
          <table:table-cell office:value-type="float" office:value="1675">
            <text:p>1675</text:p>
          </table:table-cell>
          <table:table-cell office:value-type="float" office:value="2909122">
            <text:p>2909122</text:p>
          </table:table-cell>
          <table:table-cell office:value-type="float" office:value="2309519">
            <text:p>2309519</text:p>
          </table:table-cell>
          <table:table-cell office:value-type="float" office:value="3883">
            <text:p>38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530">
            <text:p>530</text:p>
          </table:table-cell>
          <table:table-cell office:value-type="float" office:value="1307">
            <text:p>1307</text:p>
          </table:table-cell>
          <table:table-cell office:value-type="float" office:value="2951903">
            <text:p>2951903</text:p>
          </table:table-cell>
          <table:table-cell office:value-type="float" office:value="2345365">
            <text:p>2345365</text:p>
          </table:table-cell>
          <table:table-cell office:value-type="float" office:value="3564">
            <text:p>35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482">
            <text:p>482</text:p>
          </table:table-cell>
          <table:table-cell office:value-type="float" office:value="1200">
            <text:p>1200</text:p>
          </table:table-cell>
          <table:table-cell office:value-type="float" office:value="3032097">
            <text:p>3032097</text:p>
          </table:table-cell>
          <table:table-cell office:value-type="float" office:value="2409873">
            <text:p>2409873</text:p>
          </table:table-cell>
          <table:table-cell office:value-type="float" office:value="3306">
            <text:p>33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405">
            <text:p>405</text:p>
          </table:table-cell>
          <table:table-cell office:value-type="float" office:value="992">
            <text:p>992</text:p>
          </table:table-cell>
          <table:table-cell office:value-type="float" office:value="3149210">
            <text:p>3149210</text:p>
          </table:table-cell>
          <table:table-cell office:value-type="float" office:value="2507362">
            <text:p>2507362</text:p>
          </table:table-cell>
          <table:table-cell office:value-type="float" office:value="2970">
            <text:p>297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3166310">
            <text:p>3166310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3166310">
            <text:p>3166310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3166310">
            <text:p>3166310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3166310">
            <text:p>3166310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3166310">
            <text:p>3166310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3166310">
            <text:p>3166310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3166310">
            <text:p>3166310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65">
            <text:p>1165</text:p>
          </table:table-cell>
          <table:table-cell office:value-type="float" office:value="5883">
            <text:p>5883</text:p>
          </table:table-cell>
          <table:table-cell office:value-type="float" office:value="2886222">
            <text:p>2886222</text:p>
          </table:table-cell>
          <table:table-cell office:value-type="float" office:value="2588873">
            <text:p>2588873</text:p>
          </table:table-cell>
          <table:table-cell office:value-type="float" office:value="11786">
            <text:p>1178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29">
            <text:p>1129</text:p>
          </table:table-cell>
          <table:table-cell office:value-type="float" office:value="5690">
            <text:p>5690</text:p>
          </table:table-cell>
          <table:table-cell office:value-type="float" office:value="2886977">
            <text:p>2886977</text:p>
          </table:table-cell>
          <table:table-cell office:value-type="float" office:value="2589588">
            <text:p>2589588</text:p>
          </table:table-cell>
          <table:table-cell office:value-type="float" office:value="11673">
            <text:p>1167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35">
            <text:p>1035</text:p>
          </table:table-cell>
          <table:table-cell office:value-type="float" office:value="5079">
            <text:p>5079</text:p>
          </table:table-cell>
          <table:table-cell office:value-type="float" office:value="2903923">
            <text:p>2903923</text:p>
          </table:table-cell>
          <table:table-cell office:value-type="float" office:value="2604922">
            <text:p>2604922</text:p>
          </table:table-cell>
          <table:table-cell office:value-type="float" office:value="11331">
            <text:p>1133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926">
            <text:p>926</text:p>
          </table:table-cell>
          <table:table-cell office:value-type="float" office:value="4420">
            <text:p>4420</text:p>
          </table:table-cell>
          <table:table-cell office:value-type="float" office:value="2938270">
            <text:p>2938270</text:p>
          </table:table-cell>
          <table:table-cell office:value-type="float" office:value="2635936">
            <text:p>2635936</text:p>
          </table:table-cell>
          <table:table-cell office:value-type="float" office:value="10652">
            <text:p>106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790">
            <text:p>790</text:p>
          </table:table-cell>
          <table:table-cell office:value-type="float" office:value="3365">
            <text:p>3365</text:p>
          </table:table-cell>
          <table:table-cell office:value-type="float" office:value="3026832">
            <text:p>3026832</text:p>
          </table:table-cell>
          <table:table-cell office:value-type="float" office:value="2713600">
            <text:p>2713600</text:p>
          </table:table-cell>
          <table:table-cell office:value-type="float" office:value="9707">
            <text:p>970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702">
            <text:p>702</text:p>
          </table:table-cell>
          <table:table-cell office:value-type="float" office:value="2778">
            <text:p>2778</text:p>
          </table:table-cell>
          <table:table-cell office:value-type="float" office:value="3051090">
            <text:p>3051090</text:p>
          </table:table-cell>
          <table:table-cell office:value-type="float" office:value="2734164">
            <text:p>2734164</text:p>
          </table:table-cell>
          <table:table-cell office:value-type="float" office:value="9069">
            <text:p>906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619">
            <text:p>619</text:p>
          </table:table-cell>
          <table:table-cell office:value-type="float" office:value="2332">
            <text:p>2332</text:p>
          </table:table-cell>
          <table:table-cell office:value-type="float" office:value="3135661">
            <text:p>3135661</text:p>
          </table:table-cell>
          <table:table-cell office:value-type="float" office:value="2809957">
            <text:p>2809957</text:p>
          </table:table-cell>
          <table:table-cell office:value-type="float" office:value="8472">
            <text:p>847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597">
            <text:p>3597</text:p>
          </table:table-cell>
          <table:table-cell office:value-type="float" office:value="19694">
            <text:p>19694</text:p>
          </table:table-cell>
          <table:table-cell office:value-type="float" office:value="2735493">
            <text:p>2735493</text:p>
          </table:table-cell>
          <table:table-cell office:value-type="float" office:value="2433494">
            <text:p>2433494</text:p>
          </table:table-cell>
          <table:table-cell office:value-type="float" office:value="27845">
            <text:p>278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240">
            <text:p>3240</text:p>
          </table:table-cell>
          <table:table-cell office:value-type="float" office:value="17441">
            <text:p>17441</text:p>
          </table:table-cell>
          <table:table-cell office:value-type="float" office:value="2747005">
            <text:p>2747005</text:p>
          </table:table-cell>
          <table:table-cell office:value-type="float" office:value="2443862">
            <text:p>2443862</text:p>
          </table:table-cell>
          <table:table-cell office:value-type="float" office:value="26781">
            <text:p>2678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584">
            <text:p>2584</text:p>
          </table:table-cell>
          <table:table-cell office:value-type="float" office:value="13334">
            <text:p>13334</text:p>
          </table:table-cell>
          <table:table-cell office:value-type="float" office:value="2769228">
            <text:p>2769228</text:p>
          </table:table-cell>
          <table:table-cell office:value-type="float" office:value="2464644">
            <text:p>2464644</text:p>
          </table:table-cell>
          <table:table-cell office:value-type="float" office:value="23589">
            <text:p>235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924">
            <text:p>1924</text:p>
          </table:table-cell>
          <table:table-cell office:value-type="float" office:value="9310">
            <text:p>9310</text:p>
          </table:table-cell>
          <table:table-cell office:value-type="float" office:value="2873363">
            <text:p>2873363</text:p>
          </table:table-cell>
          <table:table-cell office:value-type="float" office:value="2559352">
            <text:p>2559352</text:p>
          </table:table-cell>
          <table:table-cell office:value-type="float" office:value="18672">
            <text:p>1867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427">
            <text:p>1427</text:p>
          </table:table-cell>
          <table:table-cell office:value-type="float" office:value="6367">
            <text:p>6367</text:p>
          </table:table-cell>
          <table:table-cell office:value-type="float" office:value="2966369">
            <text:p>2966369</text:p>
          </table:table-cell>
          <table:table-cell office:value-type="float" office:value="2644134">
            <text:p>2644134</text:p>
          </table:table-cell>
          <table:table-cell office:value-type="float" office:value="15345">
            <text:p>153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1149">
            <text:p>1149</text:p>
          </table:table-cell>
          <table:table-cell office:value-type="float" office:value="4834">
            <text:p>4834</text:p>
          </table:table-cell>
          <table:table-cell office:value-type="float" office:value="3031201">
            <text:p>3031201</text:p>
          </table:table-cell>
          <table:table-cell office:value-type="float" office:value="2702857">
            <text:p>2702857</text:p>
          </table:table-cell>
          <table:table-cell office:value-type="float" office:value="13128">
            <text:p>131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812">
            <text:p>812</text:p>
          </table:table-cell>
          <table:table-cell office:value-type="float" office:value="3164">
            <text:p>3164</text:p>
          </table:table-cell>
          <table:table-cell office:value-type="float" office:value="3063811">
            <text:p>3063811</text:p>
          </table:table-cell>
          <table:table-cell office:value-type="float" office:value="2736555">
            <text:p>2736555</text:p>
          </table:table-cell>
          <table:table-cell office:value-type="float" office:value="10689">
            <text:p>1068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3141858">
            <text:p>3141858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3141858">
            <text:p>3141858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3141858">
            <text:p>3141858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3141858">
            <text:p>3141858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387">
            <text:p>387</text:p>
          </table:table-cell>
          <table:table-cell office:value-type="float" office:value="865">
            <text:p>865</text:p>
          </table:table-cell>
          <table:table-cell office:value-type="float" office:value="3141888">
            <text:p>3141888</text:p>
          </table:table-cell>
          <table:table-cell office:value-type="float" office:value="2931913">
            <text:p>2931913</text:p>
          </table:table-cell>
          <table:table-cell office:value-type="float" office:value="6750">
            <text:p>67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387">
            <text:p>387</text:p>
          </table:table-cell>
          <table:table-cell office:value-type="float" office:value="865">
            <text:p>865</text:p>
          </table:table-cell>
          <table:table-cell office:value-type="float" office:value="3141888">
            <text:p>3141888</text:p>
          </table:table-cell>
          <table:table-cell office:value-type="float" office:value="2931913">
            <text:p>2931913</text:p>
          </table:table-cell>
          <table:table-cell office:value-type="float" office:value="6750">
            <text:p>67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76">
            <text:p>376</text:p>
          </table:table-cell>
          <table:table-cell office:value-type="float" office:value="852">
            <text:p>852</text:p>
          </table:table-cell>
          <table:table-cell office:value-type="float" office:value="3142112">
            <text:p>3142112</text:p>
          </table:table-cell>
          <table:table-cell office:value-type="float" office:value="2932137">
            <text:p>2932137</text:p>
          </table:table-cell>
          <table:table-cell office:value-type="float" office:value="6746">
            <text:p>674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78">
            <text:p>2078</text:p>
          </table:table-cell>
          <table:table-cell office:value-type="float" office:value="6207">
            <text:p>6207</text:p>
          </table:table-cell>
          <table:table-cell office:value-type="float" office:value="2869419">
            <text:p>2869419</text:p>
          </table:table-cell>
          <table:table-cell office:value-type="float" office:value="2659133">
            <text:p>2659133</text:p>
          </table:table-cell>
          <table:table-cell office:value-type="float" office:value="20858">
            <text:p>2085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004">
            <text:p>2004</text:p>
          </table:table-cell>
          <table:table-cell office:value-type="float" office:value="5716">
            <text:p>5716</text:p>
          </table:table-cell>
          <table:table-cell office:value-type="float" office:value="2871222">
            <text:p>2871222</text:p>
          </table:table-cell>
          <table:table-cell office:value-type="float" office:value="2660843">
            <text:p>2660843</text:p>
          </table:table-cell>
          <table:table-cell office:value-type="float" office:value="20596">
            <text:p>205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719">
            <text:p>1719</text:p>
          </table:table-cell>
          <table:table-cell office:value-type="float" office:value="4503">
            <text:p>4503</text:p>
          </table:table-cell>
          <table:table-cell office:value-type="float" office:value="2931910">
            <text:p>2931910</text:p>
          </table:table-cell>
          <table:table-cell office:value-type="float" office:value="2716211">
            <text:p>2716211</text:p>
          </table:table-cell>
          <table:table-cell office:value-type="float" office:value="19271">
            <text:p>1927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435">
            <text:p>1435</text:p>
          </table:table-cell>
          <table:table-cell office:value-type="float" office:value="3502">
            <text:p>3502</text:p>
          </table:table-cell>
          <table:table-cell office:value-type="float" office:value="2964216">
            <text:p>2964216</text:p>
          </table:table-cell>
          <table:table-cell office:value-type="float" office:value="2745979">
            <text:p>2745979</text:p>
          </table:table-cell>
          <table:table-cell office:value-type="float" office:value="17526">
            <text:p>1752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1207">
            <text:p>1207</text:p>
          </table:table-cell>
          <table:table-cell office:value-type="float" office:value="2866">
            <text:p>2866</text:p>
          </table:table-cell>
          <table:table-cell office:value-type="float" office:value="3037926">
            <text:p>3037926</text:p>
          </table:table-cell>
          <table:table-cell office:value-type="float" office:value="2814649">
            <text:p>2814649</text:p>
          </table:table-cell>
          <table:table-cell office:value-type="float" office:value="15647">
            <text:p>1564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1079">
            <text:p>1079</text:p>
          </table:table-cell>
          <table:table-cell office:value-type="float" office:value="2391">
            <text:p>2391</text:p>
          </table:table-cell>
          <table:table-cell office:value-type="float" office:value="3074117">
            <text:p>3074117</text:p>
          </table:table-cell>
          <table:table-cell office:value-type="float" office:value="2848992">
            <text:p>2848992</text:p>
          </table:table-cell>
          <table:table-cell office:value-type="float" office:value="14648">
            <text:p>1464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768">
            <text:p>768</text:p>
          </table:table-cell>
          <table:table-cell office:value-type="float" office:value="1652">
            <text:p>1652</text:p>
          </table:table-cell>
          <table:table-cell office:value-type="float" office:value="3206325">
            <text:p>3206325</text:p>
          </table:table-cell>
          <table:table-cell office:value-type="float" office:value="2973405">
            <text:p>2973405</text:p>
          </table:table-cell>
          <table:table-cell office:value-type="float" office:value="11371">
            <text:p>1137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988">
            <text:p>5988</text:p>
          </table:table-cell>
          <table:table-cell office:value-type="float" office:value="20357">
            <text:p>20357</text:p>
          </table:table-cell>
          <table:table-cell office:value-type="float" office:value="2727819">
            <text:p>2727819</text:p>
          </table:table-cell>
          <table:table-cell office:value-type="float" office:value="2512428">
            <text:p>2512428</text:p>
          </table:table-cell>
          <table:table-cell office:value-type="float" office:value="46963">
            <text:p>4696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146">
            <text:p>5146</text:p>
          </table:table-cell>
          <table:table-cell office:value-type="float" office:value="16539">
            <text:p>16539</text:p>
          </table:table-cell>
          <table:table-cell office:value-type="float" office:value="2762932">
            <text:p>2762932</text:p>
          </table:table-cell>
          <table:table-cell office:value-type="float" office:value="2545120">
            <text:p>2545120</text:p>
          </table:table-cell>
          <table:table-cell office:value-type="float" office:value="43578">
            <text:p>4357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624">
            <text:p>3624</text:p>
          </table:table-cell>
          <table:table-cell office:value-type="float" office:value="10308">
            <text:p>10308</text:p>
          </table:table-cell>
          <table:table-cell office:value-type="float" office:value="2829430">
            <text:p>2829430</text:p>
          </table:table-cell>
          <table:table-cell office:value-type="float" office:value="2608367">
            <text:p>2608367</text:p>
          </table:table-cell>
          <table:table-cell office:value-type="float" office:value="35249">
            <text:p>3524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628">
            <text:p>2628</text:p>
          </table:table-cell>
          <table:table-cell office:value-type="float" office:value="6863">
            <text:p>6863</text:p>
          </table:table-cell>
          <table:table-cell office:value-type="float" office:value="2949569">
            <text:p>2949569</text:p>
          </table:table-cell>
          <table:table-cell office:value-type="float" office:value="2720059">
            <text:p>2720059</text:p>
          </table:table-cell>
          <table:table-cell office:value-type="float" office:value="28822">
            <text:p>2882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874">
            <text:p>1874</text:p>
          </table:table-cell>
          <table:table-cell office:value-type="float" office:value="4725">
            <text:p>4725</text:p>
          </table:table-cell>
          <table:table-cell office:value-type="float" office:value="3057189">
            <text:p>3057189</text:p>
          </table:table-cell>
          <table:table-cell office:value-type="float" office:value="2823389">
            <text:p>2823389</text:p>
          </table:table-cell>
          <table:table-cell office:value-type="float" office:value="22333">
            <text:p>223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1457">
            <text:p>1457</text:p>
          </table:table-cell>
          <table:table-cell office:value-type="float" office:value="3310">
            <text:p>3310</text:p>
          </table:table-cell>
          <table:table-cell office:value-type="float" office:value="3020723">
            <text:p>3020723</text:p>
          </table:table-cell>
          <table:table-cell office:value-type="float" office:value="2793326">
            <text:p>2793326</text:p>
          </table:table-cell>
          <table:table-cell office:value-type="float" office:value="18595">
            <text:p>1859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905">
            <text:p>905</text:p>
          </table:table-cell>
          <table:table-cell office:value-type="float" office:value="1918">
            <text:p>1918</text:p>
          </table:table-cell>
          <table:table-cell office:value-type="float" office:value="3257883">
            <text:p>3257883</text:p>
          </table:table-cell>
          <table:table-cell office:value-type="float" office:value="3019820">
            <text:p>3019820</text:p>
          </table:table-cell>
          <table:table-cell office:value-type="float" office:value="12722">
            <text:p>1272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94">
            <text:p>794</text:p>
          </table:table-cell>
          <table:table-cell office:value-type="float" office:value="3374">
            <text:p>3374</text:p>
          </table:table-cell>
          <table:table-cell office:value-type="float" office:value="2689173">
            <text:p>2689173</text:p>
          </table:table-cell>
          <table:table-cell office:value-type="float" office:value="2548009">
            <text:p>2548009</text:p>
          </table:table-cell>
          <table:table-cell office:value-type="float" office:value="11452">
            <text:p>1145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794">
            <text:p>794</text:p>
          </table:table-cell>
          <table:table-cell office:value-type="float" office:value="3374">
            <text:p>3374</text:p>
          </table:table-cell>
          <table:table-cell office:value-type="float" office:value="2689173">
            <text:p>2689173</text:p>
          </table:table-cell>
          <table:table-cell office:value-type="float" office:value="2548009">
            <text:p>2548009</text:p>
          </table:table-cell>
          <table:table-cell office:value-type="float" office:value="11452">
            <text:p>1145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794">
            <text:p>794</text:p>
          </table:table-cell>
          <table:table-cell office:value-type="float" office:value="3374">
            <text:p>3374</text:p>
          </table:table-cell>
          <table:table-cell office:value-type="float" office:value="2689173">
            <text:p>2689173</text:p>
          </table:table-cell>
          <table:table-cell office:value-type="float" office:value="2548009">
            <text:p>2548009</text:p>
          </table:table-cell>
          <table:table-cell office:value-type="float" office:value="11452">
            <text:p>1145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777">
            <text:p>777</text:p>
          </table:table-cell>
          <table:table-cell office:value-type="float" office:value="3277">
            <text:p>3277</text:p>
          </table:table-cell>
          <table:table-cell office:value-type="float" office:value="2689312">
            <text:p>2689312</text:p>
          </table:table-cell>
          <table:table-cell office:value-type="float" office:value="2548148">
            <text:p>2548148</text:p>
          </table:table-cell>
          <table:table-cell office:value-type="float" office:value="11416">
            <text:p>1141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777">
            <text:p>777</text:p>
          </table:table-cell>
          <table:table-cell office:value-type="float" office:value="3277">
            <text:p>3277</text:p>
          </table:table-cell>
          <table:table-cell office:value-type="float" office:value="2689312">
            <text:p>2689312</text:p>
          </table:table-cell>
          <table:table-cell office:value-type="float" office:value="2548148">
            <text:p>2548148</text:p>
          </table:table-cell>
          <table:table-cell office:value-type="float" office:value="11416">
            <text:p>1141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767">
            <text:p>767</text:p>
          </table:table-cell>
          <table:table-cell office:value-type="float" office:value="3205">
            <text:p>3205</text:p>
          </table:table-cell>
          <table:table-cell office:value-type="float" office:value="2689375">
            <text:p>2689375</text:p>
          </table:table-cell>
          <table:table-cell office:value-type="float" office:value="2548211">
            <text:p>2548211</text:p>
          </table:table-cell>
          <table:table-cell office:value-type="float" office:value="11400">
            <text:p>114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730">
            <text:p>730</text:p>
          </table:table-cell>
          <table:table-cell office:value-type="float" office:value="3096">
            <text:p>3096</text:p>
          </table:table-cell>
          <table:table-cell office:value-type="float" office:value="2691992">
            <text:p>2691992</text:p>
          </table:table-cell>
          <table:table-cell office:value-type="float" office:value="2550828">
            <text:p>2550828</text:p>
          </table:table-cell>
          <table:table-cell office:value-type="float" office:value="11299">
            <text:p>1129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314">
            <text:p>4314</text:p>
          </table:table-cell>
          <table:table-cell office:value-type="float" office:value="25333">
            <text:p>25333</text:p>
          </table:table-cell>
          <table:table-cell office:value-type="float" office:value="2451715">
            <text:p>2451715</text:p>
          </table:table-cell>
          <table:table-cell office:value-type="float" office:value="2310440">
            <text:p>2310440</text:p>
          </table:table-cell>
          <table:table-cell office:value-type="float" office:value="35850">
            <text:p>3585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018">
            <text:p>4018</text:p>
          </table:table-cell>
          <table:table-cell office:value-type="float" office:value="23317">
            <text:p>23317</text:p>
          </table:table-cell>
          <table:table-cell office:value-type="float" office:value="2453981">
            <text:p>2453981</text:p>
          </table:table-cell>
          <table:table-cell office:value-type="float" office:value="2312651">
            <text:p>2312651</text:p>
          </table:table-cell>
          <table:table-cell office:value-type="float" office:value="34628">
            <text:p>3462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330">
            <text:p>3330</text:p>
          </table:table-cell>
          <table:table-cell office:value-type="float" office:value="18482">
            <text:p>18482</text:p>
          </table:table-cell>
          <table:table-cell office:value-type="float" office:value="2474875">
            <text:p>2474875</text:p>
          </table:table-cell>
          <table:table-cell office:value-type="float" office:value="2332817">
            <text:p>2332817</text:p>
          </table:table-cell>
          <table:table-cell office:value-type="float" office:value="30547">
            <text:p>3054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684">
            <text:p>2684</text:p>
          </table:table-cell>
          <table:table-cell office:value-type="float" office:value="14336">
            <text:p>14336</text:p>
          </table:table-cell>
          <table:table-cell office:value-type="float" office:value="2544742">
            <text:p>2544742</text:p>
          </table:table-cell>
          <table:table-cell office:value-type="float" office:value="2399979">
            <text:p>2399979</text:p>
          </table:table-cell>
          <table:table-cell office:value-type="float" office:value="26933">
            <text:p>2693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1973">
            <text:p>1973</text:p>
          </table:table-cell>
          <table:table-cell office:value-type="float" office:value="9703">
            <text:p>9703</text:p>
          </table:table-cell>
          <table:table-cell office:value-type="float" office:value="2663347">
            <text:p>2663347</text:p>
          </table:table-cell>
          <table:table-cell office:value-type="float" office:value="2513903">
            <text:p>2513903</text:p>
          </table:table-cell>
          <table:table-cell office:value-type="float" office:value="20875">
            <text:p>2087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1526">
            <text:p>1526</text:p>
          </table:table-cell>
          <table:table-cell office:value-type="float" office:value="6814">
            <text:p>6814</text:p>
          </table:table-cell>
          <table:table-cell office:value-type="float" office:value="2648769">
            <text:p>2648769</text:p>
          </table:table-cell>
          <table:table-cell office:value-type="float" office:value="2500447">
            <text:p>2500447</text:p>
          </table:table-cell>
          <table:table-cell office:value-type="float" office:value="17826">
            <text:p>1782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1058">
            <text:p>1058</text:p>
          </table:table-cell>
          <table:table-cell office:value-type="float" office:value="4616">
            <text:p>4616</text:p>
          </table:table-cell>
          <table:table-cell office:value-type="float" office:value="2760999">
            <text:p>2760999</text:p>
          </table:table-cell>
          <table:table-cell office:value-type="float" office:value="2606682">
            <text:p>2606682</text:p>
          </table:table-cell>
          <table:table-cell office:value-type="float" office:value="13996">
            <text:p>1399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012">
            <text:p>11012</text:p>
          </table:table-cell>
          <table:table-cell office:value-type="float" office:value="70680">
            <text:p>70680</text:p>
          </table:table-cell>
          <table:table-cell office:value-type="float" office:value="2331383">
            <text:p>2331383</text:p>
          </table:table-cell>
          <table:table-cell office:value-type="float" office:value="2188587">
            <text:p>2188587</text:p>
          </table:table-cell>
          <table:table-cell office:value-type="float" office:value="71117">
            <text:p>7111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841">
            <text:p>8841</text:p>
          </table:table-cell>
          <table:table-cell office:value-type="float" office:value="55202">
            <text:p>55202</text:p>
          </table:table-cell>
          <table:table-cell office:value-type="float" office:value="2372081">
            <text:p>2372081</text:p>
          </table:table-cell>
          <table:table-cell office:value-type="float" office:value="2227740">
            <text:p>2227740</text:p>
          </table:table-cell>
          <table:table-cell office:value-type="float" office:value="61347">
            <text:p>6134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599">
            <text:p>5599</text:p>
          </table:table-cell>
          <table:table-cell office:value-type="float" office:value="31818">
            <text:p>31818</text:p>
          </table:table-cell>
          <table:table-cell office:value-type="float" office:value="2462804">
            <text:p>2462804</text:p>
          </table:table-cell>
          <table:table-cell office:value-type="float" office:value="2315386">
            <text:p>2315386</text:p>
          </table:table-cell>
          <table:table-cell office:value-type="float" office:value="44195">
            <text:p>4419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765">
            <text:p>3765</text:p>
          </table:table-cell>
          <table:table-cell office:value-type="float" office:value="20311">
            <text:p>20311</text:p>
          </table:table-cell>
          <table:table-cell office:value-type="float" office:value="2492149">
            <text:p>2492149</text:p>
          </table:table-cell>
          <table:table-cell office:value-type="float" office:value="2344985">
            <text:p>2344985</text:p>
          </table:table-cell>
          <table:table-cell office:value-type="float" office:value="33408">
            <text:p>3340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343">
            <text:p>2343</text:p>
          </table:table-cell>
          <table:table-cell office:value-type="float" office:value="11576">
            <text:p>11576</text:p>
          </table:table-cell>
          <table:table-cell office:value-type="float" office:value="2679878">
            <text:p>2679878</text:p>
          </table:table-cell>
          <table:table-cell office:value-type="float" office:value="2526047">
            <text:p>2526047</text:p>
          </table:table-cell>
          <table:table-cell office:value-type="float" office:value="22708">
            <text:p>2270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1706">
            <text:p>1706</text:p>
          </table:table-cell>
          <table:table-cell office:value-type="float" office:value="7658">
            <text:p>7658</text:p>
          </table:table-cell>
          <table:table-cell office:value-type="float" office:value="2664873">
            <text:p>2664873</text:p>
          </table:table-cell>
          <table:table-cell office:value-type="float" office:value="2513809">
            <text:p>2513809</text:p>
          </table:table-cell>
          <table:table-cell office:value-type="float" office:value="18510">
            <text:p>1851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118">
            <text:p>1118</text:p>
          </table:table-cell>
          <table:table-cell office:value-type="float" office:value="4859">
            <text:p>4859</text:p>
          </table:table-cell>
          <table:table-cell office:value-type="float" office:value="2755773">
            <text:p>2755773</text:p>
          </table:table-cell>
          <table:table-cell office:value-type="float" office:value="2601456">
            <text:p>2601456</text:p>
          </table:table-cell>
          <table:table-cell office:value-type="float" office:value="14180">
            <text:p>141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3029083">
            <text:p>3029083</text:p>
          </table:table-cell>
          <table:table-cell office:value-type="float" office:value="2453535">
            <text:p>2453535</text:p>
          </table:table-cell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347">
            <text:p>347</text:p>
          </table:table-cell>
          <table:table-cell office:value-type="float" office:value="1067">
            <text:p>1067</text:p>
          </table:table-cell>
          <table:table-cell office:value-type="float" office:value="2851379">
            <text:p>2851379</text:p>
          </table:table-cell>
          <table:table-cell office:value-type="float" office:value="2275831">
            <text:p>2275831</text:p>
          </table:table-cell>
          <table:table-cell office:value-type="float" office:value="2781">
            <text:p>27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float" office:value="1176">
            <text:p>1176</text:p>
          </table:table-cell>
          <table:table-cell office:value-type="float" office:value="4489">
            <text:p>4489</text:p>
          </table:table-cell>
          <table:table-cell office:value-type="float" office:value="2737894">
            <text:p>2737894</text:p>
          </table:table-cell>
          <table:table-cell office:value-type="float" office:value="2162346">
            <text:p>2162346</text:p>
          </table:table-cell>
          <table:table-cell office:value-type="float" office:value="5718">
            <text:p>571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219">
            <text:p>219</text:p>
          </table:table-cell>
          <table:table-cell office:value-type="float" office:value="629">
            <text:p>629</text:p>
          </table:table-cell>
          <table:table-cell office:value-type="float" office:value="3166310">
            <text:p>3166310</text:p>
          </table:table-cell>
          <table:table-cell office:value-type="float" office:value="2869091">
            <text:p>2869091</text:p>
          </table:table-cell>
          <table:table-cell office:value-type="float" office:value="3695">
            <text:p>36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1274">
            <text:p>1274</text:p>
          </table:table-cell>
          <table:table-cell office:value-type="float" office:value="6380">
            <text:p>6380</text:p>
          </table:table-cell>
          <table:table-cell office:value-type="float" office:value="2884254">
            <text:p>2884254</text:p>
          </table:table-cell>
          <table:table-cell office:value-type="float" office:value="2587035">
            <text:p>2587035</text:p>
          </table:table-cell>
          <table:table-cell office:value-type="float" office:value="12135">
            <text:p>1213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float" office:value="4722">
            <text:p>4722</text:p>
          </table:table-cell>
          <table:table-cell office:value-type="float" office:value="25426">
            <text:p>25426</text:p>
          </table:table-cell>
          <table:table-cell office:value-type="float" office:value="2685320">
            <text:p>2685320</text:p>
          </table:table-cell>
          <table:table-cell office:value-type="float" office:value="2388101">
            <text:p>2388101</text:p>
          </table:table-cell>
          <table:table-cell office:value-type="float" office:value="30483">
            <text:p>304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  <table:table-cell office:value-type="float" office:value="394">
            <text:p>394</text:p>
          </table:table-cell>
          <table:table-cell office:value-type="float" office:value="885">
            <text:p>885</text:p>
          </table:table-cell>
          <table:table-cell office:value-type="float" office:value="3141858">
            <text:p>3141858</text:p>
          </table:table-cell>
          <table:table-cell office:value-type="float" office:value="2931883">
            <text:p>2931883</text:p>
          </table:table-cell>
          <table:table-cell office:value-type="float" office:value="6757">
            <text:p>675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float" office:value="2320">
            <text:p>2320</text:p>
          </table:table-cell>
          <table:table-cell office:value-type="float" office:value="6993">
            <text:p>6993</text:p>
          </table:table-cell>
          <table:table-cell office:value-type="float" office:value="2863798">
            <text:p>2863798</text:p>
          </table:table-cell>
          <table:table-cell office:value-type="float" office:value="2653823">
            <text:p>2653823</text:p>
          </table:table-cell>
          <table:table-cell office:value-type="float" office:value="21574">
            <text:p>2157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8426">
            <text:p>8426</text:p>
          </table:table-cell>
          <table:table-cell office:value-type="float" office:value="28939">
            <text:p>28939</text:p>
          </table:table-cell>
          <table:table-cell office:value-type="float" office:value="2655123">
            <text:p>2655123</text:p>
          </table:table-cell>
          <table:table-cell office:value-type="float" office:value="2445148">
            <text:p>2445148</text:p>
          </table:table-cell>
          <table:table-cell office:value-type="float" office:value="52789">
            <text:p>5278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office:value-type="float" office:value="794">
            <text:p>794</text:p>
          </table:table-cell>
          <table:table-cell office:value-type="float" office:value="3374">
            <text:p>3374</text:p>
          </table:table-cell>
          <table:table-cell office:value-type="float" office:value="2689173">
            <text:p>2689173</text:p>
          </table:table-cell>
          <table:table-cell office:value-type="float" office:value="2548009">
            <text:p>2548009</text:p>
          </table:table-cell>
          <table:table-cell office:value-type="float" office:value="11452">
            <text:p>1145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/>
          <table:table-cell office:value-type="float" office:value="4937">
            <text:p>4937</text:p>
          </table:table-cell>
          <table:table-cell office:value-type="float" office:value="29063">
            <text:p>29063</text:p>
          </table:table-cell>
          <table:table-cell office:value-type="float" office:value="2449436">
            <text:p>2449436</text:p>
          </table:table-cell>
          <table:table-cell office:value-type="float" office:value="2308272">
            <text:p>2308272</text:p>
          </table:table-cell>
          <table:table-cell office:value-type="float" office:value="37496">
            <text:p>3749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/>
          <table:table-cell office:value-type="float" office:value="17352">
            <text:p>17352</text:p>
          </table:table-cell>
          <table:table-cell office:value-type="float" office:value="104528">
            <text:p>104528</text:p>
          </table:table-cell>
          <table:table-cell office:value-type="float" office:value="2285018">
            <text:p>2285018</text:p>
          </table:table-cell>
          <table:table-cell office:value-type="float" office:value="2143854">
            <text:p>2143854</text:p>
          </table:table-cell>
          <table:table-cell office:value-type="float" office:value="88980">
            <text:p>889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1T23:29:13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764" meta:object-count="0"/>
  </office:meta>
</office:document-meta>
</file>